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abin2" svg:font-family="Cabin" style:font-adornments="Gras" style:font-pitch="variable"/>
    <style:font-face style:name="Cabin" svg:font-family="Cabin" style:font-adornments="Normal" style:font-pitch="variable"/>
    <style:font-face style:name="Cabin3" svg:font-family="Cabin" style:font-adornments="Regular" style:font-pitch="variable"/>
    <style:font-face style:name="Cabin1" svg:font-family="Cabin" style:font-adornments="SemiBold"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e_20_simple" style:list-style-name="L1"/>
    <style:style style:name="T1" style:family="text">
      <style:text-properties officeooo:rsid="0011d3f1"/>
    </style:style>
    <style:style style:name="T2" style:family="text">
      <style:text-properties fo:font-weight="bold" style:font-weight-asian="bold" style:font-weight-complex="bold"/>
    </style:style>
    <style:style style:name="T3" style:family="text">
      <style:text-properties fo:font-weight="bold" officeooo:rsid="0011d3f1"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lgem web app 1.6.1</text:h>
      <text:p text:style-name="Titre_20_3_20_Correctifs">CORRECTIFS</text:p>
      <text:list xml:id="list1741087585946029413" text:style-name="L1">
        <text:list-item>
          <text:p text:style-name="P1">Le pied de page recouvrait le calendrier dans certaines configurations d'écran et de fenêtre.</text:p>
        </text:list-item>
        <text:list-item>
          <text:p text:style-name="P1">La langue du navigateur n'était pas toujours correctement prise en compte.</text:p>
        </text:list-item>
      </text:list>
      <text:h text:style-name="Heading_20_3" text:outline-level="3">NOUVEAUTES</text:h>
      <text:h text:style-name="Heading_20_5" text:outline-level="5">Prise en charge des langues</text:h>
      <text:p text:style-name="Texte_20_simple">La prise en charge automatique de la langue du navigateur ne fonctionnait pas toujours correctement. Afin d'y remédier, il est maintenant possible de déclarer explicitement la langue favorite en page d'accueil. Cliquez sur l'un des deux drapeaux (français, anglais) pour modifier la langue par défaut. Le choix par défaut est le français.</text:p>
      <text:p text:style-name="Texte_20_simple">Le calendrier reflète maintenant le changement de langue (noms des jours, des mois, etc.).</text:p>
      <text:h text:style-name="Heading_20_5" text:outline-level="5">Réservations</text:h>
      <text:p text:style-name="Texte_20_simple"><text:span text:style-name="T2">Les réservations </text:span><text:span text:style-name="T3">sont</text:span><text:span text:style-name="T2"> maintenant classée</text:span><text:span text:style-name="T3">s</text:span><text:span text:style-name="T2"> de la plus récente à la plus ancienne</text:span>. Cela vous évite ainsi d'utiliser l'ascenseur pour consulter la dernière réservation lorsque vous en avez beaucoup.</text:p>
      <text:p text:style-name="Texte_20_simple"/>
      <text:p text:style-name="Texte_20_simple">Seules les<text:span text:style-name="T2"> 10 dernières réservations </text:span>sont maintenant listées à l'ouverture de votre page perso. Cliquez sur "Voir plus..." pour afficher les 10 réservations précédentes dans l'historique. </text:p>
      <text:h text:style-name="Heading_20_5" text:outline-level="5">Suivi enseignant</text:h>
      <text:p text:style-name="Texte_20_simple"><text:span text:style-name="T2">Afin de rendre l'interface plus compacte</text:span>, deux nouvelles cases à cocher sont désormais disponibles en haut de l'onglet Suivi enseignant :</text:p>
      <text:p text:style-name="Texte_20_simple">- <text:span text:style-name="T2">Tout replier/déplier</text:span> : permet de masquer <text:span text:style-name="T1">ou d’afficher </text:span>les listes d'élèves dans l'ensemble des cours collectifs.</text:p>
      <text:p text:style-name="Texte_20_simple">- <text:span text:style-name="T2">Cacher/Afficher photos</text:span> : <text:s/>désactive ou réactive l'affichage du cadre photo devant le nom des élèves.</text:p>
      <text:h text:style-name="Heading_20_5" text:outline-level="5">Interface</text:h>
      <text:p text:style-name="Texte_20_simple">- Les icones de menu comportent maintenant un libellé.</text:p>
      <text:p text:style-name="Texte_20_simple">- Des améliorations de détail concernant les icones de navigation et de men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abin2" svg:font-family="Cabin" style:font-adornments="Gras" style:font-pitch="variable"/>
    <style:font-face style:name="Cabin" svg:font-family="Cabin" style:font-adornments="Normal" style:font-pitch="variable"/>
    <style:font-face style:name="Cabin3" svg:font-family="Cabin" style:font-adornments="Regular" style:font-pitch="variable"/>
    <style:font-face style:name="Cabin1" svg:font-family="Cabin" style:font-adornments="SemiBold"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roid Sans Fallback" style:font-size-asian="12pt" style:language-asian="zh" style:country-asian="CN" style:font-name-complex="DejaVu Sans Condensed"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loext:graphic-properties draw:fill="solid" draw:fill-color="#66ff00" draw:fill-image-width="0cm" draw:fill-image-height="0cm"/>
      <style:paragraph-properties fo:background-color="#66ff00"/>
      <style:text-properties style:font-name="Cabin" fo:font-family="Cabin" style:font-style-name="Normal"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loext:graphic-properties draw:fill="solid" draw:fill-color="#66ff00" draw:fill-image-width="0cm" draw:fill-image-height="0cm"/>
      <style:paragraph-properties fo:background-color="#66ff00"/>
      <style:text-properties style:font-name="Cabin1" fo:font-family="Cabin" style:font-style-name="SemiBold" style:font-pitch="variable" fo:font-size="85%" fo:font-style="normal" fo:font-weight="600" fo:background-color="transparent"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list-style-name="" style:class="text">
      <loext:graphic-properties draw:fill-image-width="0cm" draw:fill-image-height="0cm"/>
      <style:text-properties style:font-name="Cabin2" fo:font-family="Cabin" style:font-style-name="Gras" style:font-pitch="variable" fo:font-size="85%" fo:font-weight="bold" style:font-size-asian="85%" style:font-weight-asian="bold" style:font-size-complex="85%" style:font-weight-complex="60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text-align="start" style:justify-single-word="false" text:number-lines="false" text:line-number="0">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fo:font-size="10pt" fo:font-weight="normal"/>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fo:font-size="10pt"/>
    </style:style>
    <style:style style:name="Titre_20_3_20_Correctifs" style:display-name="Titre 3 Correctifs" style:family="paragraph" style:parent-style-name="Heading_20_3" style:next-style-name="Standard" style:default-outline-level="" style:list-style-name="">
      <loext:graphic-properties draw:fill="solid" draw:fill-color="#ff3333" draw:opacity="100%"/>
      <style:paragraph-properties fo:background-color="#ff3333"/>
      <style:text-properties fo:color="#ffffff" fo:font-size="12pt"/>
    </style:style>
    <style:style style:name="Text" style:family="paragraph" style:parent-style-name="Caption" style:class="extra"/>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exte_20_simple" style:display-name="Texte simple" style:family="paragraph" style:parent-style-name="Preformatted_20_Text">
      <style:text-properties style:font-name="Cabin3" fo:font-family="Cabin" style:font-style-name="Regular" style:font-pitch="variabl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02T18:23:27.706927217</dc:date>
    <meta:editing-duration>PT9M38S</meta:editing-duration>
    <meta:editing-cycles>1</meta:editing-cycles>
    <meta:document-statistic meta:table-count="0" meta:image-count="0" meta:object-count="0" meta:page-count="1" meta:paragraph-count="18" meta:word-count="239" meta:character-count="1567" meta:non-whitespace-character-count="1346"/>
    <meta:generator>LibreOffice/5.1.6.2$Linux_X86_64 LibreOffice_project/10m0$Build-2</meta:generator>
  </office:meta>
</office:document-meta>
</file>